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nsitivity analysi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igures for the PNAS MS</text:p>
            <text:p>Sensitivity to k, p, n, etc.</text:p>
            <text:p/>
            <text:p>12 November-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171cm" presentation:class="title" presentation:user-transformed="true">
          <draw:text-box>
            <text:p>Context-independent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2:24:24.023653229</meta:creation-date>
    <dc:date>2018-11-13T12:27:55.456502938</dc:date>
    <meta:editing-duration>PT3M31S</meta:editing-duration>
    <meta:editing-cycles>3</meta:editing-cycles>
    <meta:generator>LibreOffice/6.0.6.2$Linux_X86_64 LibreOffice_project/00m0$Build-2</meta:generator>
    <meta:document-statistic meta:object-count="28"/>
  </office:meta>
</office:document-meta>
</file>